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～れ～！　ほっぺぷにぷにぷに～！！
うふふふふ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手手小さ～い♪　はい、握手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、スプラ○トですよ～！　しゅわしゅわで
おいしいですよぉ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へへ！　むへへへへ～！　かわいいナー！
かわいい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あーーーー！！　笑顔に後光がああ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でなでなでなでなでなで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あああ・・・もう辛抱たまらんわ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ずっとここで暮らしたいぃ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そういうわけには・・・い、いかない
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へ進まなき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で、でも・・・かわい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でも、先へ進まないと・・・っ！！
うぐぐぐぐ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煩悩を断ち切るには・・・どう・・・
すれば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いいえ、できる・・・でき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たまは、やればできる子・・・！！
そうよ！！　あたしの強靭な精神力をもって
すれば・・・こ、この程度・・・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えええぇぇぇぇぇぇいいいいぃぃ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ho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とか煩悩を振り切ることができ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辛い闘い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を何とかしなき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！　はむ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ふふふ！　んふふふふ♪　でへ～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しっかりして！　あたし達はここで足止め
くらってる場合じゃないの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目を覚まして！　先に進み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～・・・でもぉ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カワイすぎて無理ぃ♪
他のことなんて考えられないよぉ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ひひひひ！　ゼリーちゅわあぁぁ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さっき、こんな感じだったのね・・・
痛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ーーーーー！！！　帰ってこ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わね・・・ビンタでもたたき込んでみよう
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痛・・・っ！　ふふ・・・ふふふふ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発じゃダメ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、心を鬼にし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痛っ！　いたいっ、痛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、イタッ！！　マジ痛いっ！　ちょ、ま・・・っ！
すみません、も、もう勘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ぶうううぅう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・・・にゃんこ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やりすぎ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正気に戻ったみた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かげさま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この調子で他のメンバーも正気に戻す
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んつん、ぷにぷに～♪　ほほほほ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強敵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ビンタ程度じゃ効果は期待でき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なぁ？　アレけっこう効くと思う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！　ここはわたしに任せてもらって
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けど、対ともっち用に何か秘策があ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</text:p>
          </table:table-cell>
          <table:table-cell table:style-name="ce0" office:value-type="string">
            <text:p>127#339</text:p>
          </table:table-cell>
          <table:table-cell table:style-name="ce0"/>
          <table:table-cell table:style-name="ce0" office:value-type="string">
            <text:p>Yup!</text:p>
          </table:table-cell>
          <table:table-cell table:number-columns-repeated="1020"/>
        </table:table-row>
        <table:table-row>
          <table:table-cell table:style-name="ce0" office:value-type="string">
            <text:p>今こそ、あの時のリベンジを果たす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準備完了！　発射5秒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を組んで、人差し指を立て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さか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喰らええぃっ！！　フルスロットル・カンチョーー
ーーーーーーーーッ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ょわああっはあああああぁぁっぁあぁぁぁああぁ
ぁっぁぁぁーーーーーーーっ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ぁ・・・はひ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後の着替えの時にやられたお返し
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の時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覚えてたね・・・とっくに時効だと思って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られた方は覚えてるもんな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にかくこれでともっちも正気に戻せ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この調子で残りのみんなもこっちの
世界に引き戻す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07T16:47:52+01:00</meta:creation-date>
    <dc:date>2020-03-07T16:47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